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3a374"/>
    </style:style>
    <style:style style:name="P2" style:family="paragraph" style:parent-style-name="Preformatted_20_Text">
      <style:paragraph-properties fo:orphans="1" style:writing-mode="lr-tb"/>
      <style:text-properties officeooo:paragraph-rsid="0003a374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3a374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3a374"/>
    </style:style>
    <style:style style:name="P5" style:family="paragraph" style:parent-style-name="Preformatted_20_Text">
      <style:paragraph-properties fo:orphans="1"/>
      <style:text-properties officeooo:paragraph-rsid="0003a374"/>
    </style:style>
    <style:style style:name="P6" style:family="paragraph" style:parent-style-name="Text_20_body">
      <style:paragraph-properties fo:orphans="1"/>
      <style:text-properties officeooo:paragraph-rsid="0003a3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2: Simulating NP Problem Complexity Under COM Structuring</text:span></text:p>
      <text:p text:style-name="P2"/>
      <text:p text:style-name="P2"><text:span text:style-name="Source_20_Text"># Define a function to model NP complexity using modular harmonic recurrence</text:span></text:p>
      <text:p text:style-name="P2"><text:span text:style-name="Source_20_Text">def com_np_complexity(n, alpha=0.5, beta=0.3):</text:span></text:p>
      <text:p text:style-name="P2"><text:span text:style-name="Source_20_Text"><text:s text:c="4"/>"""Models NP-hard problem scaling using structured modular recurrence."""</text:span></text:p>
      <text:p text:style-name="P2"><text:span text:style-name="Source_20_Text"><text:s text:c="4"/>return np.exp(alpha * n) * np.cos(beta * n)</text:span></text:p>
      <text:p text:style-name="P2"/>
      <text:p text:style-name="P2"><text:span text:style-name="Source_20_Text"># Generate a range of problem sizes (n values)</text:span></text:p>
      <text:p text:style-name="P2"><text:span text:style-name="Source_20_Text">n_values = np.arange(1, 20, 1)</text:span></text:p>
      <text:p text:style-name="P2"/>
      <text:p text:style-name="P2"><text:span text:style-name="Source_20_Text"># Compute NP complexity behavior under COM scaling</text:span></text:p>
      <text:p text:style-name="P2"><text:span text:style-name="Source_20_Text">np_complexity_values = [com_np_complexity(n) for n in n_values]</text:span></text:p>
      <text:p text:style-name="P2"/>
      <text:p text:style-name="P2"><text:span text:style-name="Source_20_Text"># Plot NP-hard problem complexity behavior under COM structuring</text:span></text:p>
      <text:p text:style-name="P2"><text:span text:style-name="Source_20_Text">plt.figure(figsize=(10, 6))</text:span></text:p>
      <text:p text:style-name="P2"><text:span text:style-name="Source_20_Text">plt.plot(n_values, np_complexity_values, marker="o", linestyle="--", color="red", label="NP Complexity (COM Structuring)")</text:span></text:p>
      <text:p text:style-name="P2"><text:span text:style-name="Source_20_Text">plt.xlabel("Problem Size (n)")</text:span></text:p>
      <text:p text:style-name="P2"><text:span text:style-name="Source_20_Text">plt.ylabel("Complexity Growth")</text:span></text:p>
      <text:p text:style-name="P2"><text:span text:style-name="Source_20_Text">plt.title("NP-Hard Problem Complexity Behavior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NP complexity values</text:span></text:p>
      <text:p text:style-name="P3"><text:span text:style-name="Source_20_Text">np_complexity_values</text:span></text:p>
      <text:p text:style-name="P6">Result</text:p>
      <text:p text:style-name="P5">[1.5750835902973686,</text:p>
      <text:p text:style-name="P5"><text:s/>2.243494804389051,</text:p>
      <text:p text:style-name="P5"><text:s/>2.7858626008118286,</text:p>
      <text:p text:style-name="P5"><text:s/>2.677481775710681,</text:p>
      <text:p text:style-name="P5"><text:s/>0.8617555321138544,</text:p>
      <text:p text:style-name="P5"><text:s/>-4.563476061983578,</text:p>
      <text:p text:style-name="P5"><text:s/>-16.718206923409532,</text:p>
      <text:p text:style-name="P5"><text:s/>-40.2603327146186,</text:p>
      <text:p text:style-name="P5"><text:s/>-81.38198071309377,</text:p>
      <text:p text:style-name="P5"><text:s/>-146.92791390831894,</text:p>
      <text:p text:style-name="P5"><text:s/>-241.6283329708279,</text:p>
      <text:p text:style-name="P5"><text:s/>-361.7781659561408,</text:p>
      <text:p text:style-name="P5"><text:s/>-482.8477982953378,</text:p>
      <text:p text:style-name="P5"><text:s/>-537.6362729605814,</text:p>
      <text:p text:style-name="P5"><text:s/>-381.12774616002304,</text:p>
      <text:p text:style-name="P5"><text:s/>260.83079354184963,</text:p>
      <text:p text:style-name="P5"><text:s/>1857.6732322123587,</text:p>
      <text:p text:style-name="P5"><text:s/>5142.969641997354,</text:p>
      <text:p text:style-name="P4"><text:s/>11151.5347866775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49:57.596930493</meta:creation-date>
    <dc:date>2025-02-09T12:50:40.365964008</dc:date>
    <meta:editing-duration>PT43S</meta:editing-duration>
    <meta:editing-cycles>1</meta:editing-cycles>
    <meta:document-statistic meta:table-count="0" meta:image-count="0" meta:object-count="0" meta:page-count="1" meta:paragraph-count="40" meta:word-count="134" meta:character-count="1320" meta:non-whitespace-character-count="1201"/>
    <meta:generator>LibreOffice/24.2.7.2$Linux_X86_64 LibreOffice_project/420$Build-2</meta:generator>
  </office:meta>
</office:document-meta>
</file>